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4.621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3.963cm"/>
    </style:style>
    <style:style style:name="Tableau1.C" style:family="table-column">
      <style:table-column-properties style:column-width="2.15cm"/>
    </style:style>
    <style:style style:name="Tableau1.D" style:family="table-column">
      <style:table-column-properties style:column-width="5.01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Quotations" style:list-style-name="L5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🎨 Moodboard — <text:span text:style-name="Emphasis">Odonate</text:span></text:h>
      <text:h text:style-name="Heading_20_3" text:outline-level="3">🧩 Essence conceptuelle</text:h>
      <text:p text:style-name="Quotations">Une identité qui allie <text:span text:style-name="Strong_20_Emphasis">nature et structure</text:span>, <text:span text:style-name="Strong_20_Emphasis">humilité et maîtrise</text:span>, <text:span text:style-name="Strong_20_Emphasis">mouvement et stabilité</text:span>.<text:line-break/>Inspirée de la <text:span text:style-name="Strong_20_Emphasis">libellule</text:span>, symbole d’équilibre, d’adaptabilité et de clarté.<text:line-break/>Portée par la philosophie de Socrate : <text:span text:style-name="Emphasis">οἶδα ὅτι οὐδὲν οἶδα</text:span> — la connaissance naît de la conscience de ses limites.</text:p>
      <text:p text:style-name="Horizontal_20_Line"/>
      <text:h text:style-name="Heading_20_2" text:outline-level="2">🌈 Palette de couleurs</text:h>
      <text:p text:style-name="Text_20_body">L’objectif est une harmonie <text:span text:style-name="Strong_20_Emphasis">naturelle, contrastée et apaisante</text:span>, évoquant les éléments (eau, terre, air)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Rôle</text:p>
            </table:table-cell>
            <table:table-cell table:style-name="Tableau1.A1" office:value-type="string">
              <text:p text:style-name="Table_20_Heading">Couleur</text:p>
            </table:table-cell>
            <table:table-cell table:style-name="Tableau1.A1" office:value-type="string">
              <text:p text:style-name="Table_20_Heading">Code HEX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Couleur principale</text:p>
          </table:table-cell>
          <table:table-cell table:style-name="Tableau1.A1" office:value-type="string">
            <text:p text:style-name="Table_20_Contents"><text:span text:style-name="Strong_20_Emphasis">Vert sauge</text:span></text:p>
          </table:table-cell>
          <table:table-cell table:style-name="Tableau1.A1" office:value-type="string">
            <text:p text:style-name="Table_20_Contents"><text:span text:style-name="Source_20_Text">#8DAA91</text:span></text:p>
          </table:table-cell>
          <table:table-cell table:style-name="Tableau1.A1" office:value-type="string">
            <text:p text:style-name="Table_20_Contents">Vie, croissance, équilibre</text:p>
          </table:table-cell>
        </table:table-row>
        <table:table-row>
          <table:table-cell table:style-name="Tableau1.A1" office:value-type="string">
            <text:p text:style-name="Table_20_Contents">Couleur secondaire</text:p>
          </table:table-cell>
          <table:table-cell table:style-name="Tableau1.A1" office:value-type="string">
            <text:p text:style-name="Table_20_Contents"><text:span text:style-name="Strong_20_Emphasis">Bleu pétrole</text:span></text:p>
          </table:table-cell>
          <table:table-cell table:style-name="Tableau1.A1" office:value-type="string">
            <text:p text:style-name="Table_20_Contents"><text:span text:style-name="Source_20_Text">#355C7D</text:span></text:p>
          </table:table-cell>
          <table:table-cell table:style-name="Tableau1.A1" office:value-type="string">
            <text:p text:style-name="Table_20_Contents">Calme, profondeur, stabilité</text:p>
          </table:table-cell>
        </table:table-row>
        <table:table-row>
          <table:table-cell table:style-name="Tableau1.A1" office:value-type="string">
            <text:p text:style-name="Table_20_Contents">Accent naturel</text:p>
          </table:table-cell>
          <table:table-cell table:style-name="Tableau1.A1" office:value-type="string">
            <text:p text:style-name="Table_20_Contents"><text:span text:style-name="Strong_20_Emphasis">Terre cuivrée</text:span></text:p>
          </table:table-cell>
          <table:table-cell table:style-name="Tableau1.A1" office:value-type="string">
            <text:p text:style-name="Table_20_Contents"><text:span text:style-name="Source_20_Text">#B97A56</text:span></text:p>
          </table:table-cell>
          <table:table-cell table:style-name="Tableau1.A1" office:value-type="string">
            <text:p text:style-name="Table_20_Contents">Artisanat, chaleur humaine</text:p>
          </table:table-cell>
        </table:table-row>
        <table:table-row>
          <table:table-cell table:style-name="Tableau1.A1" office:value-type="string">
            <text:p text:style-name="Table_20_Contents">Contraste clair</text:p>
          </table:table-cell>
          <table:table-cell table:style-name="Tableau1.A1" office:value-type="string">
            <text:p text:style-name="Table_20_Contents"><text:span text:style-name="Strong_20_Emphasis">Blanc cassé</text:span></text:p>
          </table:table-cell>
          <table:table-cell table:style-name="Tableau1.A1" office:value-type="string">
            <text:p text:style-name="Table_20_Contents"><text:span text:style-name="Source_20_Text">#F5F3EE</text:span></text:p>
          </table:table-cell>
          <table:table-cell table:style-name="Tableau1.A1" office:value-type="string">
            <text:p text:style-name="Table_20_Contents">Pureté, minimalisme</text:p>
          </table:table-cell>
        </table:table-row>
        <table:table-row>
          <table:table-cell table:style-name="Tableau1.A1" office:value-type="string">
            <text:p text:style-name="Table_20_Contents">Contraste sombre</text:p>
          </table:table-cell>
          <table:table-cell table:style-name="Tableau1.A1" office:value-type="string">
            <text:p text:style-name="Table_20_Contents"><text:span text:style-name="Strong_20_Emphasis">Noir doux / Charbon</text:span></text:p>
          </table:table-cell>
          <table:table-cell table:style-name="Tableau1.A1" office:value-type="string">
            <text:p text:style-name="Table_20_Contents"><text:span text:style-name="Source_20_Text">#2E2E2E</text:span></text:p>
          </table:table-cell>
          <table:table-cell table:style-name="Tableau1.A1" office:value-type="string">
            <text:p text:style-name="Table_20_Contents">Lisibilité, ancrage</text:p>
          </table:table-cell>
        </table:table-row>
      </table:table>
      <text:p text:style-name="Text_20_body">👉 Ces teintes fonctionnent en duo : vert + bleu pour le naturel, cuivre + noir pour le contraste et la chaleur.<text:line-break/>Le résultat donne une impression <text:span text:style-name="Strong_20_Emphasis">organique, raffinée et intemporelle</text:span>.</text:p>
      <text:p text:style-name="Horizontal_20_Line"/>
      <text:h text:style-name="Heading_20_2" text:outline-level="2">✒️ Typographie</text:h>
      <text:h text:style-name="Heading_20_3" text:outline-level="3"><text:span text:style-name="Strong_20_Emphasis">1. Titre / Logo — “Odonate”</text:span></text:h>
      <text:p text:style-name="Quotations">Police sans empattement avec caractère artisanal, ronde et humaine.<text:line-break/>En bas de casse, lettres espacées.</text:p>
      <text:p text:style-name="Text_20_body"><text:span text:style-name="Strong_20_Emphasis">Exemples de familles possibles :</text:span></text:p>
      <text:list text:style-name="L1">
        <text:list-item>
          <text:p text:style-name="P2"><text:span text:style-name="Source_20_Text">Canela Sans</text:span> → élégante, équilibrée, légèrement organique.</text:p>
        </text:list-item>
        <text:list-item>
          <text:p text:style-name="P2"><text:span text:style-name="Source_20_Text">Recoleta</text:span> (version light) → modernité douce, légère touche rétro artisanale.</text:p>
        </text:list-item>
        <text:list-item>
          <text:p text:style-name="P2"><text:span text:style-name="Source_20_Text">Poppins</text:span> (thin) → structure géométrique mais respirante.</text:p>
        </text:list-item>
        <text:list-item>
          <text:p text:style-name="P2"><text:span text:style-name="Source_20_Text">Lora</text:span> → pour une alternative avec empattement subtil, naturelle et lettrée.</text:p>
        </text:list-item>
      </text:list>
      <text:h text:style-name="Heading_20_3" text:outline-level="3"><text:span text:style-name="Strong_20_Emphasis">2. Texte courant</text:span></text:h>
      <text:p text:style-name="Quotations">Sobre, claire, accessible.</text:p>
      <text:p text:style-name="Text_20_body"><text:span text:style-name="Strong_20_Emphasis">Exemples :</text:span></text:p>
      <text:list text:style-name="L2">
        <text:list-item>
          <text:p text:style-name="P3"><text:soft-page-break/><text:span text:style-name="Source_20_Text">Inter</text:span> ou <text:span text:style-name="Source_20_Text">Work Sans</text:span> → moderne, lisible.</text:p>
        </text:list-item>
        <text:list-item>
          <text:p text:style-name="P3"><text:span text:style-name="Source_20_Text">Cormorant Garamond</text:span> (pour citations ou blocs philo) → apporte une touche classique et savante.</text:p>
        </text:list-item>
      </text:list>
      <text:h text:style-name="Heading_20_3" text:outline-level="3"><text:span text:style-name="Strong_20_Emphasis">3. Citation grecque</text:span></text:h>
      <text:p text:style-name="Quotations">οἶδα ὅτι οὐδὲν οἶδα<text:line-break/>Utiliser une fonte serif inspirée du grec ancien (ex. <text:span text:style-name="Source_20_Text">Cardo</text:span>, <text:span text:style-name="Source_20_Text">EB Garamond</text:span> ou <text:span text:style-name="Source_20_Text">Gentium Book Basic</text:span>) en italique léger.<text:line-break/>Couleur recommandée : bleu pétrole ou cuivre doux, selon le support.</text:p>
      <text:p text:style-name="Horizontal_20_Line"/>
      <text:h text:style-name="Heading_20_2" text:outline-level="2">🌀 Formes et structure</text:h>
      <text:list text:style-name="L3">
        <text:list-item>
          <text:p text:style-name="P4"><text:span text:style-name="Strong_20_Emphasis">Lignes fines</text:span>, <text:span text:style-name="Strong_20_Emphasis">symétries souples</text:span>, <text:span text:style-name="Strong_20_Emphasis">formes ouvertes</text:span>.</text:p>
        </text:list-item>
        <text:list-item>
          <text:p text:style-name="P4">Symbolique de la <text:span text:style-name="Strong_20_Emphasis">libellule par la géométrie</text:span> : 4 segments fins ou cercles équilibrés autour d’un axe central.</text:p>
        </text:list-item>
        <text:list-item>
          <text:p text:style-name="P4"><text:span text:style-name="Strong_20_Emphasis">Espace blanc abondant</text:span> → pour traduire la sérénité et la maîtrise.</text:p>
        </text:list-item>
        <text:list-item>
          <text:p text:style-name="P4">Mouvements évoquant le <text:span text:style-name="Strong_20_Emphasis">vent, l’eau, ou le vol</text:span> plutôt que le code ou la mécanique.</text:p>
        </text:list-item>
      </text:list>
      <text:p text:style-name="Horizontal_20_Line"/>
      <text:h text:style-name="Heading_20_2" text:outline-level="2">🪶 Texture et atmosphère</text:h>
      <text:list text:style-name="L4">
        <text:list-item>
          <text:p text:style-name="P5">Matières : <text:span text:style-name="Strong_20_Emphasis">papier texturé, bois clair, pierre, fibres naturelles</text:span>.</text:p>
        </text:list-item>
        <text:list-item>
          <text:p text:style-name="P5">Style visuel : <text:span text:style-name="Strong_20_Emphasis">minimaliste organique</text:span> (formes nettes mais vivantes).</text:p>
        </text:list-item>
        <text:list-item>
          <text:p text:style-name="P5">Ambiance : <text:span text:style-name="Strong_20_Emphasis">calme, savante, inspirante</text:span>.</text:p>
        </text:list-item>
        <text:list-item>
          <text:p text:style-name="P5">Jeu subtil entre <text:span text:style-name="Strong_20_Emphasis">ombre et lumière</text:span>, <text:span text:style-name="Strong_20_Emphasis">mat et brillant</text:span> (ex. logo embossé, ton sur ton).</text:p>
        </text:list-item>
      </text:list>
      <text:p text:style-name="Horizontal_20_Line"/>
      <text:h text:style-name="Heading_20_2" text:outline-level="2">🧭 Ton de communication</text:h>
      <text:list text:style-name="L5">
        <text:list-item>
          <text:p text:style-name="P6"><text:span text:style-name="Strong_20_Emphasis">Voix</text:span> : calme, réfléchie, bienveillante, pédagogue.</text:p>
        </text:list-item>
        <text:list-item>
          <text:p text:style-name="P6"><text:span text:style-name="Strong_20_Emphasis">Style verbal</text:span> : phrases claires, vocabulaire simple, rythme fluide.</text:p>
        </text:list-item>
        <text:list-item>
          <text:p text:style-name="P6"><text:span text:style-name="Strong_20_Emphasis">Signature</text:span> :</text:p>
          <text:p text:style-name="P1">Odonate — équilibre et mouvement<text:line-break/>(ou une déclinaison : “Sites vivants et durables”, “Légèreté et savoir-faire”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05:54:45.864955068</meta:creation-date>
    <dc:date>2025-10-14T05:55:10.086632757</dc:date>
    <meta:editing-duration>PT24S</meta:editing-duration>
    <meta:editing-cycles>1</meta:editing-cycles>
    <meta:document-statistic meta:table-count="1" meta:image-count="0" meta:object-count="0" meta:page-count="2" meta:paragraph-count="60" meta:word-count="421" meta:character-count="2678" meta:non-whitespace-character-count="2331"/>
    <meta:generator>LibreOffice/24.2.7.2$Linux_X86_64 LibreOffice_project/420$Build-2</meta:generator>
  </office:meta>
</office:document-meta>
</file>